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3.813cm" table:align="left"/>
    </style:style>
    <style:style style:name="Table2.A" style:family="table-column">
      <style:table-column-properties style:column-width="0.956cm"/>
    </style:style>
    <style:style style:name="Table2.B" style:family="table-column">
      <style:table-column-properties style:column-width="3.48cm"/>
    </style:style>
    <style:style style:name="Table2.C" style:family="table-column">
      <style:table-column-properties style:column-width="3.339cm"/>
    </style:style>
    <style:style style:name="Table2.D" style:family="table-column">
      <style:table-column-properties style:column-width="6.031cm"/>
    </style:style>
    <style:style style:name="Table2.E" style:family="table-column">
      <style:table-column-properties style:column-width="3.657cm"/>
    </style:style>
    <style:style style:name="Table2.F" style:family="table-column">
      <style:table-column-properties style:column-width="6.35cm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314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00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officeooo:rsid="0009e70d" officeooo:paragraph-rsid="000cb00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uk" fo:country="UA" style:font-size-asian="14pt" style:font-size-complex="14pt"/>
    </style:style>
    <style:style style:name="P7" style:family="paragraph" style:parent-style-name="Standard">
      <style:text-properties style:font-name="Liberation Serif" fo:font-size="14pt" fo:language="uk" fo:country="UA" officeooo:rsid="0015007b" officeooo:paragraph-rsid="0015007b" fo:background-color="transparent" style:font-size-asian="14pt" style:font-size-complex="14pt"/>
    </style:style>
    <style:style style:name="P8" style:family="paragraph" style:parent-style-name="Standard">
      <style:text-properties style:font-name="Liberation Serif" fo:language="uk" fo:country="UA"/>
    </style:style>
    <style:style style:name="P9" style:family="paragraph" style:parent-style-name="Standard">
      <style:text-properties fo:language="uk" fo:country="UA"/>
    </style:style>
    <style:style style:name="P10" style:family="paragraph" style:parent-style-name="Text_20_body">
      <style:text-properties officeooo:paragraph-rsid="0008ee54"/>
    </style:style>
    <style:style style:name="P11" style:family="paragraph" style:parent-style-name="Code">
      <style:text-properties fo:background-color="#5983b0"/>
    </style:style>
    <style:style style:name="P12" style:family="paragraph" style:parent-style-name="Code">
      <style:paragraph-properties fo:text-align="justify" style:justify-single-word="false"/>
      <style:text-properties style:font-name="Liberation Mono" fo:font-size="10pt" fo:language="uk" fo:country="UA" officeooo:paragraph-rsid="001d1039" style:font-size-asian="10pt" style:font-size-complex="10pt"/>
    </style:style>
    <style:style style:name="P13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18355d7" officeooo:paragraph-rsid="001d1039" style:font-size-asian="10pt" style:font-size-complex="10pt"/>
    </style:style>
    <style:style style:name="P14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1843a68" officeooo:paragraph-rsid="001d1039" style:font-size-asian="10pt" style:font-size-complex="10pt"/>
    </style:style>
    <style:style style:name="P15" style:family="paragraph" style:parent-style-name="Code">
      <style:paragraph-properties fo:text-align="justify" style:justify-single-word="false"/>
      <style:text-properties style:font-name="Liberation Mono" fo:font-size="10pt" fo:language="uk" fo:country="UA" officeooo:rsid="00202c31" officeooo:paragraph-rsid="00202c31" style:font-size-asian="10pt" style:font-size-complex="10pt"/>
    </style:style>
    <style:style style:name="P16" style:family="paragraph" style:parent-style-name="Code">
      <style:text-properties fo:language="uk" fo:country="UA" officeooo:paragraph-rsid="001e1cb8"/>
    </style:style>
    <style:style style:name="P17" style:family="paragraph" style:parent-style-name="Code">
      <style:text-properties fo:language="uk" fo:country="UA" officeooo:paragraph-rsid="001f32e3"/>
    </style:style>
    <style:style style:name="P18" style:family="paragraph" style:parent-style-name="Code">
      <style:text-properties fo:language="uk" fo:country="UA" officeooo:paragraph-rsid="001f32e3" fo:background-color="transparent"/>
    </style:style>
    <style:style style:name="P19" style:family="paragraph" style:parent-style-name="Code">
      <style:text-properties fo:language="uk" fo:country="UA" officeooo:paragraph-rsid="00202c31" fo:background-color="transparent"/>
    </style:style>
    <style:style style:name="P20" style:family="paragraph" style:parent-style-name="Code">
      <style:text-properties fo:language="uk" fo:country="UA" officeooo:paragraph-rsid="00202c31"/>
    </style:style>
    <style:style style:name="P21" style:family="paragraph" style:parent-style-name="Code">
      <style:text-properties officeooo:paragraph-rsid="001e1cb8"/>
    </style:style>
    <style:style style:name="P22" style:family="paragraph" style:parent-style-name="Code">
      <style:text-properties officeooo:paragraph-rsid="001f32e3"/>
    </style:style>
    <style:style style:name="P23" style:family="paragraph" style:parent-style-name="Code">
      <style:text-properties fo:language="ru" fo:country="RU" officeooo:rsid="00202c31" officeooo:paragraph-rsid="00202c31"/>
    </style:style>
    <style:style style:name="P24" style:family="paragraph" style:parent-style-name="Code">
      <style:text-properties officeooo:paragraph-rsid="00210608"/>
    </style:style>
    <style:style style:name="P25" style:family="paragraph" style:parent-style-name="Heading_20_1">
      <style:text-properties fo:language="uk" fo:country="UA"/>
    </style:style>
    <style:style style:name="P26" style:family="paragraph" style:parent-style-name="Heading_20_1">
      <style:text-properties style:font-name="Liberation Serif" fo:language="uk" fo:country="UA"/>
    </style:style>
    <style:style style:name="P27" style:family="paragraph" style:parent-style-name="Heading_20_1">
      <style:paragraph-properties fo:break-before="page"/>
      <style:text-properties style:font-name="Liberation Serif" fo:language="uk" fo:country="UA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P30" style:family="paragraph" style:parent-style-name="Heading_20_1" style:master-page-name="Landscape">
      <style:paragraph-properties style:page-number="auto"/>
      <style:text-properties officeooo:paragraph-rsid="001bcd17"/>
    </style:style>
    <style:style style:name="P31" style:family="paragraph" style:parent-style-name="Standard">
      <style:text-properties officeooo:paragraph-rsid="001d1039"/>
    </style:style>
    <style:style style:name="P32" style:family="paragraph" style:parent-style-name="Standard">
      <style:text-properties officeooo:paragraph-rsid="001f32e3"/>
    </style:style>
    <style:style style:name="P33" style:family="paragraph" style:parent-style-name="Table_20_Contents">
      <style:paragraph-properties fo:text-align="center" style:justify-single-word="false"/>
      <style:text-properties fo:language="uk" fo:country="UA" fo:font-weight="bold" officeooo:rsid="018355d7" officeooo:paragraph-rsid="001d103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uk" fo:country="UA" fo:font-weight="bold" officeooo:rsid="017238ab" officeooo:paragraph-rsid="001d103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uk" fo:country="UA" fo:font-weight="bold" officeooo:rsid="017541e9" officeooo:paragraph-rsid="001d1039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language="uk" fo:country="UA" officeooo:rsid="017541e9" officeooo:paragraph-rsid="001d1039"/>
    </style:style>
    <style:style style:name="P37" style:family="paragraph" style:parent-style-name="Table_20_Contents">
      <style:paragraph-properties fo:text-align="justify" style:justify-single-word="false"/>
      <style:text-properties fo:language="uk" fo:country="UA" officeooo:rsid="0179d331" officeooo:paragraph-rsid="001d1039"/>
    </style:style>
    <style:style style:name="P38" style:family="paragraph" style:parent-style-name="Table_20_Contents">
      <style:paragraph-properties fo:text-align="justify" style:justify-single-word="false"/>
      <style:text-properties fo:language="uk" fo:country="UA" officeooo:rsid="00210608" officeooo:paragraph-rsid="00210608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language="uk" fo:country="UA" officeooo:rsid="018355d7" officeooo:paragraph-rsid="001d1039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language="uk" fo:country="UA" officeooo:rsid="01843a68" officeooo:paragraph-rsid="001d1039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fo:language="uk" fo:country="UA" officeooo:rsid="00202c31" officeooo:paragraph-rsid="00202c31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02c31" officeooo:paragraph-rsid="00202c31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paragraph-rsid="001d1039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1d103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1f367c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179d331" officeooo:paragraph-rsid="00202c31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Mono" fo:font-size="10pt" fo:language="uk" fo:country="UA" officeooo:rsid="00210608" officeooo:paragraph-rsid="00210608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Mono" fo:font-size="10pt" fo:language="en" fo:country="US" officeooo:rsid="00202c31" officeooo:paragraph-rsid="00202c31" style:font-size-asian="10pt" style:font-size-complex="10pt"/>
    </style:style>
    <style:style style:name="P49" style:family="paragraph" style:parent-style-name="Text_20_body">
      <style:text-properties fo:language="uk" fo:country="UA"/>
    </style:style>
    <style:style style:name="P50" style:family="paragraph" style:parent-style-name="Text_20_body">
      <style:text-properties officeooo:paragraph-rsid="001d1039"/>
    </style:style>
    <style:style style:name="T1" style:family="text">
      <style:text-properties officeooo:rsid="0008ee54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officeooo:rsid="0008ee54" style:font-size-asian="14pt" style:font-size-complex="14pt"/>
    </style:style>
    <style:style style:name="T5" style:family="text">
      <style:text-properties style:font-name="Liberation Serif"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language="uk" fo:country="UA" fo:font-weight="bold" officeooo:rsid="0009e70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language="uk" fo:country="UA" style:font-size-asian="14pt" style:font-size-complex="14pt"/>
    </style:style>
    <style:style style:name="T8" style:family="text">
      <style:text-properties style:font-name="Liberation Serif" fo:font-size="14pt" fo:language="uk" fo:country="UA" officeooo:rsid="0010d7d8" style:font-size-asian="14pt" style:font-size-complex="14pt"/>
    </style:style>
    <style:style style:name="T9" style:family="text">
      <style:text-properties style:font-name="Liberation Serif" fo:font-size="14pt" fo:language="uk" fo:country="UA" officeooo:rsid="0015007b" fo:background-color="transparent" loext:char-shading-value="0" style:font-size-asian="14pt" style:font-size-complex="14pt"/>
    </style:style>
    <style:style style:name="T10" style:family="text">
      <style:text-properties style:font-name="Liberation Serif" fo:font-size="14pt" officeooo:rsid="0015007b" fo:background-color="transparent" loext:char-shading-value="0" style:font-size-asian="14pt" style:font-size-complex="14pt"/>
    </style:style>
    <style:style style:name="T11" style:family="text">
      <style:text-properties style:font-name="Liberation Serif" fo:font-size="14pt" fo:language="en" fo:country="US" fo:font-weight="bold" officeooo:rsid="001bcd17" fo:background-color="transparent" loext:char-shading-value="0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erif" fo:language="uk" fo:country="UA"/>
    </style:style>
    <style:style style:name="T13" style:family="text">
      <style:text-properties style:font-name="Liberation Serif" fo:language="uk" fo:country="UA" officeooo:rsid="001bcd17"/>
    </style:style>
    <style:style style:name="T14" style:family="text">
      <style:text-properties style:font-name="Liberation Serif" fo:font-size="18.2000007629395pt" fo:language="en" fo:country="US" fo:font-weight="bold" officeooo:rsid="001bcd1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15" style:family="text">
      <style:text-properties style:font-name="Liberation Serif" fo:language="en" fo:country="US" officeooo:rsid="001bcd17"/>
    </style:style>
    <style:style style:name="T16" style:family="text">
      <style:text-properties officeooo:rsid="000cc817"/>
    </style:style>
    <style:style style:name="T17" style:family="text">
      <style:text-properties officeooo:rsid="0015007b" fo:background-color="transparent" loext:char-shading-value="0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bcd17"/>
    </style:style>
    <style:style style:name="T20" style:family="text">
      <style:text-properties fo:language="en" fo:country="US" officeooo:rsid="001e1cb8"/>
    </style:style>
    <style:style style:name="T21" style:family="text">
      <style:text-properties fo:language="en" fo:country="US" officeooo:rsid="001f367c"/>
    </style:style>
    <style:style style:name="T22" style:family="text">
      <style:text-properties fo:language="en" fo:country="US" officeooo:rsid="00202c31"/>
    </style:style>
    <style:style style:name="T23" style:family="text">
      <style:text-properties fo:language="en" fo:country="US" officeooo:rsid="00210608" fo:background-color="#5983b0" loext:char-shading-value="0"/>
    </style:style>
    <style:style style:name="T24" style:family="text">
      <style:text-properties fo:language="en" fo:country="US" officeooo:rsid="00210608"/>
    </style:style>
    <style:style style:name="T25" style:family="text">
      <style:text-properties fo:background-color="#d4ea6b" loext:char-shading-value="0"/>
    </style:style>
    <style:style style:name="T26" style:family="text">
      <style:text-properties fo:background-color="#5983b0" loext:char-shading-value="0"/>
    </style:style>
    <style:style style:name="T27" style:family="text">
      <style:text-properties officeooo:rsid="018933a7"/>
    </style:style>
    <style:style style:name="T28" style:family="text">
      <style:text-properties officeooo:rsid="001f32e3"/>
    </style:style>
    <style:style style:name="T29" style:family="text">
      <style:text-properties officeooo:rsid="001f367c"/>
    </style:style>
    <style:style style:name="T30" style:family="text">
      <style:text-properties fo:language="ru" fo:country="RU" officeooo:rsid="00202c31"/>
    </style:style>
    <style:style style:name="T31" style:family="text">
      <style:text-properties officeooo:rsid="00202c31"/>
    </style:style>
    <style:style style:name="T32" style:family="text">
      <style:text-properties officeooo:rsid="00210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1"><text:span text:style-name="T5">Факультет </text:span><text:span text:style-name="T6">прикладної математики</text:span></text:p>
      <text:p text:style-name="P2"><text:span text:style-name="T5">Кафедра </text:span><text:span text:style-name="T6">системного програмування</text:span></text:p>
      <text:p text:style-name="P4">і спеціалізованих комп’ютерних систем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<text:span text:style-name="T7">Лабораторна робота №</text:span><text:span text:style-name="T8">1.</text:span><text:span text:style-name="T11">2</text:span></text:p>
      <text:p text:style-name="P6">з дисципліни</text:p>
      <text:p text:style-name="P1"><text:span text:style-name="T7">«</text:span><text:span text:style-name="T8">Архітектура для програмістів</text:span><text:span text:style-name="T7">»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Викона<text:span text:style-name="T17">в</text:span>:<text:tab/><text:tab/><text:tab/><text:tab/><text:tab/><text:tab/><text:tab/><text:tab/>Перевіри<text:span text:style-name="T1">в</text:span>:</text:p>
      <text:p text:style-name="P9"><text:span text:style-name="T3">студент групи </text:span><text:span text:style-name="T4">КВ</text:span><text:span text:style-name="T3">-</text:span><text:span text:style-name="T10">11</text:span><text:span text:style-name="T3"><text:tab/><text:tab/><text:tab/><text:tab/><text:tab/><text:tab/></text:span><text:span text:style-name="T4">Молчанов О</text:span><text:span text:style-name="T3">. А.</text:span></text:p>
      <text:p text:style-name="P7">Терентьєв Іван Дмитр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7">Київ – 20</text:span><text:span text:style-name="T9">24</text:span></text:p>
      <text:h text:style-name="P25" text:outline-level="1"><text:soft-page-break/><text:span text:style-name="T2">Загальне завдання</text:span></text:h>
      <text:p text:style-name="P49">1. Реалізувати програму сортування масиву згідно із варіантом мовою Java (інформація про</text:p>
      <text:p text:style-name="P49">варіанти наведена в п. 4). Програма, записана мовою Java, має бути синтаксично і</text:p>
      <text:p text:style-name="P49">семантично відповідна програмі, записаній мовою C (це досягається завдяки</text:p>
      <text:p text:style-name="P49">синтаксичній та семантичній подібності цих двох мов для випадку даного завдання), що</text:p>
      <text:p text:style-name="P49">була реалізована в лабораторній роботі No1.1. Результатом виконання цього пункту є</text:p>
      <text:p text:style-name="P49">лістинг програми мовою Java.</text:p>
      <text:p text:style-name="P49">2. Виконати трансляцію програми, написаної мовою Java, у байт-код Java за допомогою</text:p>
      <text:p text:style-name="P49">javac і javap (програми, що постачаються разом з пакетом openjdk) й встановити</text:p>
      <text:p text:style-name="P49">семантичну відповідність між командами мови Java та командами одержаного байт-коду</text:p>
      <text:p text:style-name="P49">Java шляхом додавання коментарів з поясненням. Результатом виконання даного пункту</text:p>
      <text:p text:style-name="P49">буде лістинг байт-коду програми із коментарями в коді, в яких наведено відповідний код</text:p>
      <text:p text:style-name="P49">програми, записаної мовою Java.</text:p>
      <text:p text:style-name="P49">3. Розібратись і вміти пояснити, що виконують ті чи інші команди байт-коду Java, що будуть</text:p>
      <text:p text:style-name="P49">присутні в байт-коді програми, отриманого в другому пункті загального завдання; вміти</text:p>
      <text:p text:style-name="P49">пояснити зв’язок між кодом мовою Java та байт-кодом.</text:p>
      <text:p text:style-name="P49">4. Виконати порівняльний аналіз відповідних семантичних частин програм, записаних</text:p>
      <text:p text:style-name="P49">мовою асемблера (лабораторна робота No1.1) та байт-кодом. Результатом виконання</text:p>
      <text:p text:style-name="P49">даного пункту буде таблиця із порівнянням відповідних частин асемблерного коду та</text:p>
      <text:p text:style-name="P49">байт-коду.</text:p>
      <text:h text:style-name="P26" text:outline-level="1">Завдання за варіантом <text:span text:style-name="T17">23</text:span></text:h>
      <text:p text:style-name="P10"><text:span text:style-name="T12"><text:tab/></text:span>Задано двовимірний масив (матрицю) цілих чисел A[m][n]. Відсортувати окремо кожен стовпчик масиву алгоритмом №1 методу вставки (з лінійним пошуком зліва) за незменшенням. </text:p>
      <text:h text:style-name="P28" text:outline-level="1"><text:span text:style-name="T12"/></text:h>
      <text:h text:style-name="P29" text:outline-level="1"><text:span text:style-name="T12">1. Лістинг програми мовою </text:span><text:span text:style-name="T14">Java</text:span></text:h>
      <text:p text:style-name="Standard">    public static void Algo1(int[][] A) {</text:p>
      <text:p text:style-name="Standard">        int Elem, j;</text:p>
      <text:p text:style-name="Standard">        // main loop</text:p>
      <text:p text:style-name="Standard">        for (int r = 0; r &lt; A.length; r++) {</text:p>
      <text:p text:style-name="Standard">            // secondary loop</text:p>
      <text:p text:style-name="Standard">            for (int i = 1; i &lt; A[r].length; i++) {</text:p>
      <text:p text:style-name="Standard">                Elem = A[i][r];</text:p>
      <text:p text:style-name="Standard">                j = 0;</text:p>
      <text:p text:style-name="Standard">                // third loop</text:p>
      <text:p text:style-name="Standard">                while (Elem &gt; A[j][r])</text:p>
      <text:p text:style-name="Standard">                    j = j + 1;</text:p>
      <text:p text:style-name="Standard">                // fourth loop</text:p>
      <text:p text:style-name="Standard">                for (int k = i - 1; k &gt;= j; k--)</text:p>
      <text:p text:style-name="Standard">                    A[k + 1][r] = A[k][r];</text:p>
      <text:p text:style-name="Standard">                A[j][r] = Elem;</text:p>
      <text:p text:style-name="Standard">            }</text:p>
      <text:p text:style-name="Standard">        }</text:p>
      <text:p text:style-name="Standard">    }</text:p>
      <text:p text:style-name="Standard"/>
      <text:h text:style-name="P27" text:outline-level="1">2. Лістинг програми <text:span text:style-name="T16">байт-кодом </text:span><text:span text:style-name="T19">Java</text:span> з поясненнями</text:h>
      <text:p text:style-name="Code">public static void Algo1(int[][]);</text:p>
      <text:p text:style-name="Code"><text:s text:c="4"/>Code:</text:p>
      <text:p text:style-name="Code"><text:s text:c="4"/><text:span text:style-name="T26">// method body start</text:span></text:p>
      <text:p text:style-name="P11"><text:s text:c="6"/>//main loop start: for (int r = 0; r &lt; A.length; r++)</text:p>
      <text:p text:style-name="Code"><text:s text:c="7"/>0: iconst_0 <text:s text:c="11"/>// load constant 0 to stack</text:p>
      <text:p text:style-name="Code"><text:s text:c="7"/>1: istore_3 <text:s text:c="11"/>// store value to variable 3, <text:span text:style-name="T25">int r = 0;</text:span></text:p>
      <text:p text:style-name="Code"><text:s text:c="7"/><text:span text:style-name="T26">//main loop exit condition start</text:span> <text:s text:c="5"/></text:p>
      <text:p text:style-name="Code"><text:s text:c="7"/>2: iload_3 <text:s text:c="12"/>// load int value of local variable r to stack</text:p>
      <text:p text:style-name="Code"><text:s text:c="7"/>3: aload_0 <text:s text:c="12"/>// load a reference of local variable A to stack</text:p>
      <text:p text:style-name="Code"><text:s text:c="7"/>4: arraylength <text:s text:c="8"/>// get length of A</text:p>
      <text:p text:style-name="Code"><text:s text:c="7"/>5: if_icmpge <text:s text:c="4"/>95 <text:s text:c="3"/>// check main loop continuation condition: <text:span text:style-name="T25">r &lt; A.length</text:span></text:p>
      <text:p text:style-name="Code"><text:s text:c="30"/>// and jump to label 95 when it fails</text:p>
      <text:p text:style-name="Code"><text:s text:c="7"/><text:span text:style-name="T26">//main loop exit condition end</text:span></text:p>
      <text:p text:style-name="P11"><text:s text:c="7"/>//main loop body start</text:p>
      <text:p text:style-name="P11"><text:s text:c="7"/>//secondary loop start: for (int i = 1; i &lt; A[r].length; i++)</text:p>
      <text:p text:style-name="Code"><text:s text:c="7"/>8: iconst_1 <text:s text:c="11"/>// load constant 1 to stack</text:p>
      <text:p text:style-name="Code"><text:s text:c="7"/>9: istore <text:s text:c="7"/>4 <text:s text:c="4"/>// store value to variable 4, <text:span text:style-name="T25">int i = 1;</text:span></text:p>
      <text:p text:style-name="Code"><text:s text:c="7"/><text:span text:style-name="T26">//secondary loop exit condition start</text:span></text:p>
      <text:p text:style-name="Code"><text:s text:c="6"/>11: iload <text:s text:c="8"/>4 <text:s text:c="4"/>// load int value of local variable i to stack</text:p>
      <text:p text:style-name="Code"><text:s text:c="6"/>13: aload_0 <text:s text:c="12"/>// load a reference of local variable A to stack</text:p>
      <text:p text:style-name="Code"><text:s text:c="6"/>14: iload_3 <text:s text:c="12"/>// load int value of local variable r to stack</text:p>
      <text:p text:style-name="Code"><text:s text:c="6"/>15: aaload <text:s text:c="13"/>// load a refence from array A, specifically A[r] to stack</text:p>
      <text:p text:style-name="Code"><text:s text:c="6"/>16: arraylength <text:s text:c="8"/>// get length of A[r]</text:p>
      <text:p text:style-name="Code"><text:s text:c="6"/>17: if_icmpge <text:s text:c="4"/>89 <text:s text:c="3"/>// check secondary loop continuation condition: <text:span text:style-name="T25">i &lt; A[r].length</text:span></text:p>
      <text:p text:style-name="Code"><text:s text:c="30"/>// and jump to label 89 when it fails</text:p>
      <text:p text:style-name="Code"><text:s text:c="6"/><text:span text:style-name="T26">//secondary loop exit condition end</text:span></text:p>
      <text:p text:style-name="P11"><text:s text:c="6"/>//secondary loop body start</text:p>
      <text:p text:style-name="Code"><text:s text:c="6"/>20: aload_0 <text:s text:c="12"/>// load a reference of local variable A to stack</text:p>
      <text:p text:style-name="Code"><text:s text:c="6"/>21: iload <text:s text:c="8"/>4 <text:s text:c="4"/>// load int value of local variable i to stack</text:p>
      <text:p text:style-name="Code"><text:s text:c="6"/>23: aaload <text:s text:c="13"/>// load a refence from array A, specifically A[i] to stack</text:p>
      <text:p text:style-name="Code"><text:s text:c="6"/>24: iload_3 <text:s text:c="12"/>// load int value of local variable r to stack</text:p>
      <text:p text:style-name="Code"><text:s text:c="6"/>25: iaload <text:s text:c="13"/>// load int from array A, specifically A[i][r];</text:p>
      <text:p text:style-name="Code"><text:s text:c="6"/>26: istore_1 <text:s text:c="11"/>// store value to variable 1, <text:span text:style-name="T25">Elem = A[i][r];</text:span></text:p>
      <text:p text:style-name="Code"><text:s text:c="6"/>27: iconst_0 <text:s text:c="11"/>// load constant 0 to stack</text:p>
      <text:p text:style-name="Code"><text:s text:c="6"/>28: istore_2 <text:s text:c="11"/>// store value to variable 2, <text:span text:style-name="T25">j = 0;</text:span></text:p>
      <text:p text:style-name="Code"><text:s text:c="6"/>29: iload_1 <text:s text:c="12"/>// load int value of local variable Elem to stack</text:p>
      <text:p text:style-name="Code"><text:s text:c="6"/>30: aload_0 <text:s text:c="12"/>// load a reference of local variable A to stack</text:p>
      <text:p text:style-name="Code"><text:s text:c="6"/>31: iload_2 <text:s text:c="12"/>// load int value of local variable j to stack</text:p>
      <text:p text:style-name="Code"><text:s text:c="6"/>32: aaload <text:s text:c="13"/>// load a refence from array A, specifically A[j] to stack</text:p>
      <text:p text:style-name="Code"><text:s text:c="6"/>33: iload_3 <text:s text:c="12"/>// load int value of local variable r to stack</text:p>
      <text:p text:style-name="Code"><text:s text:c="6"/>34: iaload <text:s text:c="13"/>// load int from array A, specifically A[j][r];</text:p>
      <text:p text:style-name="Code"><text:s text:c="6"/><text:span text:style-name="T26">// thir</text:span><text:span text:style-name="T23">d</text:span><text:span text:style-name="T26"> loop start: while (Elem &gt; A[j][r])</text:span></text:p>
      <text:p text:style-name="P11"><text:s text:c="6"/>// third loop exit condition start</text:p>
      <text:p text:style-name="Code"><text:s text:c="6"/>35: if_icmple <text:s text:c="4"/>45 <text:s text:c="3"/>// check third loop continuation condition <text:span text:style-name="T25">Elem &gt; A[j][r]</text:span></text:p>
      <text:p text:style-name="Code"><text:s text:c="30"/>// and jump to label 45 when it fails</text:p>
      <text:p text:style-name="Code"><text:s text:c="6"/><text:span text:style-name="T26">// third loop exit condition end</text:span></text:p>
      <text:p text:style-name="P11"><text:s text:c="6"/>// thrid loop body start</text:p>
      <text:p text:style-name="Code"><text:s text:c="6"/>38: iload_2 <text:s text:c="12"/>// load int value of local variable j to stack</text:p>
      <text:p text:style-name="Code"><text:s text:c="6"/>39: iconst_1 <text:s text:c="11"/>// load constant 1 to stack</text:p>
      <text:p text:style-name="Code"><text:s text:c="6"/>40: iadd <text:s text:c="15"/>// add int: j + 1</text:p>
      <text:p text:style-name="Code"><text:soft-page-break/><text:s text:c="6"/>41: istore_2 <text:s text:c="11"/>// store value to variable 2, <text:span text:style-name="T25">j = j + 1</text:span></text:p>
      <text:p text:style-name="Code"><text:s text:c="6"/><text:span text:style-name="T26">// third loop body end</text:span></text:p>
      <text:p text:style-name="Code"><text:s text:c="6"/>42: goto <text:s text:c="9"/>29 <text:s text:c="3"/>// go to loop exit condition</text:p>
      <text:p text:style-name="Code"><text:s text:c="6"/><text:span text:style-name="T26">// third loop end</text:span></text:p>
      <text:p text:style-name="P11"><text:s text:c="6"/>// fourth loop start: for (int k = i - 1; k &gt;= j; k--)</text:p>
      <text:p text:style-name="Code"><text:s text:c="6"/>45: iload <text:s text:c="8"/>4 <text:s text:c="4"/>// load int value of local variable i to stack</text:p>
      <text:p text:style-name="Code"><text:s text:c="6"/>47: iconst_1 <text:s text:c="11"/>// load constant 1 to stack</text:p>
      <text:p text:style-name="Code"><text:s text:c="6"/>48: isub <text:s text:c="15"/>// substract int: i - 1</text:p>
      <text:p text:style-name="Code"><text:s text:c="6"/>49: istore <text:s text:c="7"/>5 <text:s text:c="4"/>// store value to variable 5, <text:span text:style-name="T25">int k = i - 1;</text:span></text:p>
      <text:p text:style-name="Code"><text:s text:c="6"/><text:span text:style-name="T26">// fourth loop exit condition start</text:span></text:p>
      <text:p text:style-name="Code"><text:s text:c="6"/>51: iload <text:s text:c="8"/>5 <text:s text:c="4"/>// load int value of local variable k to stack</text:p>
      <text:p text:style-name="Code"><text:s text:c="6"/>53: iload_2 <text:s text:c="12"/>// load int value of local variable j to stack</text:p>
      <text:p text:style-name="Code"><text:s text:c="6"/>54: if_icmplt <text:s text:c="4"/>77 <text:s text:c="3"/>// check fourth loop continuation condition: <text:span text:style-name="T25">k &gt;= j</text:span></text:p>
      <text:p text:style-name="Code"><text:s text:c="30"/>// and jump to label 77 when it fails</text:p>
      <text:p text:style-name="Code"><text:s text:c="6"/><text:span text:style-name="T26">// fourth loop exit condition end</text:span></text:p>
      <text:p text:style-name="Code"><text:s text:c="6"/><text:span text:style-name="T26">// fourth loop body start</text:span></text:p>
      <text:p text:style-name="Code"><text:s text:c="6"/>57: aload_0 <text:s text:c="12"/>// load a reference of local variable A to stack</text:p>
      <text:p text:style-name="Code"><text:s text:c="6"/>58: iload <text:s text:c="8"/>5 <text:s text:c="4"/>// load int value of local variable k to stack</text:p>
      <text:p text:style-name="Code"><text:s text:c="6"/>60: iconst_1 <text:s text:c="11"/>// load constant 1 to stack</text:p>
      <text:p text:style-name="Code"><text:s text:c="6"/>61: iadd <text:s text:c="15"/>// add int: k + 1</text:p>
      <text:p text:style-name="Code"><text:s text:c="6"/>62: aaload <text:s text:c="13"/>// load a refence from array A, specifically A[k + 1] to stack</text:p>
      <text:p text:style-name="Code"><text:s text:c="6"/>63: iload_3 <text:s text:c="12"/>// load int value of local variable r to stack</text:p>
      <text:p text:style-name="Code"><text:s text:c="6"/>64: aload_0 <text:s text:c="12"/>// load a reference of local variable A to stack</text:p>
      <text:p text:style-name="Code"><text:s text:c="6"/>65: iload <text:s text:c="8"/>5 <text:s text:c="4"/>// load int value of local variable k to stack</text:p>
      <text:p text:style-name="Code"><text:s text:c="6"/>67: aaload <text:s text:c="13"/>// load a refence from array A, specifically A[k] to stack</text:p>
      <text:p text:style-name="Code"><text:s text:c="6"/>68: iload_3 <text:s text:c="12"/>// load int value of local variable r to stack</text:p>
      <text:p text:style-name="Code"><text:s text:c="6"/>69: iaload <text:s text:c="13"/>// load int from array A, specifically A[k][r];</text:p>
      <text:p text:style-name="Code"><text:s text:c="6"/>70: iastore <text:s text:c="12"/>// store value to array A, specifically <text:span text:style-name="T25">A[k + 1][r] = A[k][r];</text:span></text:p>
      <text:p text:style-name="Code"><text:s text:c="6"/><text:span text:style-name="T26">// fourth loop body end</text:span></text:p>
      <text:p text:style-name="Code"><text:s text:c="6"/>71: iinc <text:s text:c="9"/>5, -1 // decrement k: <text:span text:style-name="T25">k--</text:span></text:p>
      <text:p text:style-name="Code"><text:s text:c="6"/>74: goto <text:s text:c="9"/>51 <text:s text:c="3"/>// go to loop exit condition</text:p>
      <text:p text:style-name="Code"><text:s text:c="6"/><text:span text:style-name="T26">// fourth loop end</text:span></text:p>
      <text:p text:style-name="Code"><text:s text:c="6"/>77: aload_0 <text:s text:c="12"/>// load a reference of local variable A to stack</text:p>
      <text:p text:style-name="Code"><text:s text:c="6"/>78: iload_2 <text:s text:c="12"/>// load int value of local variable j to stack</text:p>
      <text:p text:style-name="Code"><text:s text:c="6"/>79: aaload <text:s text:c="13"/>// load a refence from array A, specifically A[j] to stack</text:p>
      <text:p text:style-name="Code"><text:s text:c="6"/>80: iload_3 <text:s text:c="12"/>// load int value of local variable r to stack</text:p>
      <text:p text:style-name="Code"><text:s text:c="6"/>81: iload_1 <text:s text:c="12"/>// load int value of local variable Elem to stack</text:p>
      <text:p text:style-name="Code"><text:s text:c="6"/>82: iastore <text:s text:c="12"/>// store value to array A, specifically <text:span text:style-name="T25">A[j][r] = Elem;</text:span></text:p>
      <text:p text:style-name="Code"><text:s text:c="6"/><text:span text:style-name="T26">// secondary loop body end</text:span></text:p>
      <text:p text:style-name="Code"><text:s text:c="6"/>83: iinc <text:s text:c="9"/>4, 1 <text:s text:c="3"/>// increment i: <text:span text:style-name="T25">i++</text:span></text:p>
      <text:p text:style-name="Code"><text:s text:c="6"/>86: goto <text:s text:c="9"/>11 <text:s text:c="5"/>// go to loop exit condition</text:p>
      <text:p text:style-name="Code"><text:s text:c="6"/><text:span text:style-name="T26">// secondary loop end</text:span></text:p>
      <text:p text:style-name="Code"><text:s text:c="6"/><text:span text:style-name="T26">//main loop body end</text:span></text:p>
      <text:p text:style-name="Code"><text:s text:c="6"/>89: iinc <text:s text:c="9"/>3, 1 <text:s text:c="3"/>// increment r: <text:span text:style-name="T25">r++</text:span></text:p>
      <text:p text:style-name="Code"><text:s text:c="6"/>92: goto <text:s text:c="9"/>2 <text:s text:c="6"/>// go to loop exit condition</text:p>
      <text:p text:style-name="Code"><text:s text:c="6"/><text:span text:style-name="T26">// main loop end</text:span></text:p>
      <text:p text:style-name="Code"><text:s text:c="6"/>95: return <text:s text:c="15"/>// <text:span text:style-name="T25">return nothing (method, just void)</text:span></text:p>
      <text:p text:style-name="Code"><text:s text:c="4"/><text:span text:style-name="T26">// function body end</text:span></text:p>
      <text:p text:style-name="Code"/>
      <text:h text:style-name="P30" text:outline-level="1" text:is-list-header="true"><text:span text:style-name="T15">3</text:span><text:span text:style-name="T12">. </text:span><text:span text:style-name="T13">Порівняльний аналіз асемблерного коду і байт-коду </text:span><text:span text:style-name="T15">Java</text:span></text:h>
      <text:p text:style-name="P50"><text:span text:style-name="T1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3">№</text:p>
          </table:table-cell>
          <table:table-cell table:style-name="Table2.A1" office:value-type="string">
            <text:p text:style-name="P34">Код мовою C</text:p>
          </table:table-cell>
          <table:table-cell table:style-name="Table2.A1" office:value-type="string">
            <text:p text:style-name="P34">Код мовою Java</text:p>
          </table:table-cell>
          <table:table-cell table:style-name="Table2.A1" office:value-type="string">
            <text:p text:style-name="P34">Асемблерний код</text:p>
          </table:table-cell>
          <table:table-cell table:style-name="Table2.A1" office:value-type="string">
            <text:p text:style-name="P34">Байт-код Java</text:p>
          </table:table-cell>
          <table:table-cell table:style-name="Table2.F1" office:value-type="string">
            <text:p text:style-name="P35">Опис</text:p>
          </table:table-cell>
        </table:table-row>
        <table:table-row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43">int <text:span text:style-name="T20">r = 0;</text:span></text:p>
          </table:table-cell>
          <table:table-cell table:style-name="Table2.A2" office:value-type="string">
            <text:p text:style-name="P43">int <text:span text:style-name="T20">r</text:span> = 0;</text:p>
          </table:table-cell>
          <table:table-cell table:style-name="Table2.A2" office:value-type="string">
            <text:p text:style-name="P16">mov<text:tab/>DWORD PTR -16[rbp], 0</text:p>
          </table:table-cell>
          <table:table-cell table:style-name="Table2.A2" office:value-type="string">
            <text:p text:style-name="P21">iconst_0 <text:s text:c="11"/></text:p>
            <text:p text:style-name="P21">istore_3</text:p>
          </table:table-cell>
          <table:table-cell table:style-name="Table2.F2" office:value-type="string">
            <text:p text:style-name="P36"><text:span text:style-name="T31">В</text:span>изначення змінної <text:span text:style-name="T20">r</text:span> і запис в неї значення 0. <text:span text:style-name="T27">Через необхідність роботи з неявними параметрами, що беруться зі стеку, байт-код налічує дві інструкції для аналогічного коду, записаного мовою асемблера</text:span></text:p>
          </table:table-cell>
        </table:table-row>
        <table:table-row>
          <table:table-cell table:style-name="Table2.A2" office:value-type="string">
            <text:p text:style-name="P39">2</text:p>
          </table:table-cell>
          <table:table-cell table:style-name="Table2.A2" office:value-type="string">
            <text:p text:style-name="P17">A[i][r]</text:p>
          </table:table-cell>
          <table:table-cell table:style-name="Table2.A2" office:value-type="string">
            <text:p text:style-name="P17">A[i][r]</text:p>
          </table:table-cell>
          <table:table-cell table:style-name="Table2.A2" office:value-type="string">
            <text:p text:style-name="P17">mov<text:tab/>eax, DWORD PTR -12[rbp]</text:p>
            <text:p text:style-name="P17">cdqe</text:p>
            <text:p text:style-name="P17">lea<text:tab/>rdx, 0[0+rax*8]</text:p>
            <text:p text:style-name="P17">mov<text:tab/>rax, QWORD PTR -40[rbp]</text:p>
            <text:p text:style-name="P17">add<text:tab/>rax, rdx</text:p>
            <text:p text:style-name="P17">mov<text:tab/>rax, QWORD PTR [rax]</text:p>
            <text:p text:style-name="P17">mov<text:tab/>edx, DWORD PTR -16[rbp]</text:p>
            <text:p text:style-name="P17">movsx<text:tab/>rdx, edx</text:p>
            <text:p text:style-name="P17">sal<text:tab/>rdx, 2</text:p>
            <text:p text:style-name="P17">add<text:tab/>rax, rdx<text:tab/></text:p>
            <text:p text:style-name="P17">mov<text:tab/>eax, DWORD PTR [rax]</text:p>
          </table:table-cell>
          <table:table-cell table:style-name="Table2.A2" office:value-type="string">
            <text:p text:style-name="P32"><text:span text:style-name="T28">a</text:span>load_0</text:p>
            <text:p text:style-name="P32">iload <text:s text:c="8"/>4</text:p>
            <text:p text:style-name="P22">aaload <text:s text:c="13"/>iload_3 <text:s text:c="12"/>iaload</text:p>
          </table:table-cell>
          <table:table-cell table:style-name="Table2.F2" office:value-type="string">
            <text:p text:style-name="P36"><text:span text:style-name="T31">О</text:span>тримання значення з визначеної комірки <text:span text:style-name="T28">двовимірного </text:span>масиву. <text:span text:style-name="T27">В асемблерному коді відбувається приведення типів даних, і вирахування адреси, через що кількість команд більша, ніж в байт-коді</text:span></text:p>
          </table:table-cell>
        </table:table-row>
        <table:table-row table:style-name="Table2.4">
          <table:table-cell table:style-name="Table2.A2" office:value-type="string">
            <text:p text:style-name="P39">3</text:p>
          </table:table-cell>
          <table:table-cell table:style-name="Table2.A2" office:value-type="string">
            <text:p text:style-name="P18">r &lt; n</text:p>
          </table:table-cell>
          <table:table-cell table:style-name="Table2.A2" office:value-type="string">
            <text:p text:style-name="P18">r &lt; A.length</text:p>
          </table:table-cell>
          <table:table-cell table:style-name="Table2.A2" office:value-type="string">
            <text:p text:style-name="P17">mov<text:tab/>eax, DWORD PTR -16[rbp]</text:p>
            <text:p text:style-name="P17">cmp<text:tab/>eax, DWORD PTR -48[rbp]</text:p>
            <text:p text:style-name="P17">jl<text:tab/>.L9</text:p>
          </table:table-cell>
          <table:table-cell table:style-name="Table2.A2" office:value-type="string">
            <text:p text:style-name="P12">iload_3 <text:s text:c="13"/>aload_0 <text:s text:c="13"/>arraylength <text:s text:c="9"/>if_icmpge <text:s text:c="4"/>95 <text:s text:c="3"/></text:p>
          </table:table-cell>
          <table:table-cell table:style-name="Table2.F2" office:value-type="string">
            <text:p text:style-name="P37"><text:span text:style-name="T31">П</text:span>еревірка умови виходу з циклу. <text:span text:style-name="T29">Через використання .</text:span><text:span text:style-name="T21">length </text:span><text:span text:style-name="T29">замість передачі розміру через параметри методу, потрібний додатковий байт-код у </text:span><text:span text:style-name="T21">Java</text:span></text:p>
          </table:table-cell>
        </table:table-row>
        <table:table-row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19">for (int r = 0; r &lt; n; r++<text:span text:style-name="T22">)</text:span></text:p>
          </table:table-cell>
          <table:table-cell table:style-name="Table2.A2" office:value-type="string">
            <text:p text:style-name="P45">for (int r = 0; r &lt; A.length; r++)</text:p>
          </table:table-cell>
          <table:table-cell table:style-name="Table2.A2" office:value-type="string">
            <text:p text:style-name="P13">&lt;#<text:span text:style-name="T30">1</text:span>&gt;</text:p>
            <text:p text:style-name="P20">jmp<text:tab/>.L2</text:p>
            <text:p text:style-name="P23">…</text:p>
            <text:p text:style-name="P20">add<text:tab/>DWORD PTR -16[rbp], 1</text:p>
            <text:p text:style-name="P20">.L2:</text:p>
            <text:p text:style-name="P14">&lt;#<text:span text:style-name="T30">3</text:span>&gt;</text:p>
          </table:table-cell>
          <table:table-cell table:style-name="Table2.A2" office:value-type="string">
            <text:p text:style-name="P13">&lt;#<text:span text:style-name="T22">1</text:span>&gt;</text:p>
            <text:p text:style-name="P14">&lt;#<text:span text:style-name="T22">3</text:span>&gt;</text:p>
            <text:p text:style-name="P15">...</text:p>
            <text:p text:style-name="P12">iinc <text:s text:c="6"/>3, 1</text:p>
            <text:p text:style-name="P12">goto <text:s text:c="9"/>2</text:p>
          </table:table-cell>
          <table:table-cell table:style-name="Table2.F2" office:value-type="string">
            <text:p text:style-name="P41">Реалізація циклу з лічильником. Відмінність полягає в розміщенні та принципі роботи виходу з циклу за умовою.</text:p>
          </table:table-cell>
        </table:table-row>
        <text:soft-page-break/>
        <table:table-row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46">while (Elem &gt; A[j][r])</text:p>
          </table:table-cell>
          <table:table-cell table:style-name="Table2.A2" office:value-type="string">
            <text:p text:style-name="P44">while (Elem &gt; A[j][r])</text:p>
          </table:table-cell>
          <table:table-cell table:style-name="Table2.A2" office:value-type="string">
            <text:p text:style-name="P48">jmp<text:tab/>.L4</text:p>
            <text:p text:style-name="P47">.<text:span text:style-name="T18">L5:</text:span></text:p>
            <text:p text:style-name="P48">…</text:p>
            <text:p text:style-name="P48">.<text:span text:style-name="T32">L4:</text:span></text:p>
            <text:p text:style-name="P48">...</text:p>
            <text:p text:style-name="P48">cmp<text:tab/>DWORD PTR -4[rbp], eax</text:p>
            <text:p text:style-name="P48">jg<text:tab/>.L5</text:p>
          </table:table-cell>
          <table:table-cell table:style-name="Table2.A2" office:value-type="string">
            <text:p text:style-name="P24">if_icmple <text:s text:c="4"/><text:span text:style-name="T24">45</text:span></text:p>
            <text:p text:style-name="P24"><text:span text:style-name="T24">...</text:span></text:p>
            <text:p text:style-name="P24"><text:span text:style-name="T24">goto <text:s text:c="9"/>29</text:span></text:p>
          </table:table-cell>
          <table:table-cell table:style-name="Table2.F2" office:value-type="string">
            <text:p text:style-name="P38">Реалізація циклу з умовою. Різниця полягає знов в розміщенні та принципі роботи виходу з циклу. 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style:font-name="Liberation Mono" fo:font-family="'Liberation Mono'" style:font-family-generic="modern" style:font-pitch="fixed" fo:font-size="10pt" fo:language="uk" fo:country="UA" officeooo:rsid="012501c0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14T12:50:33.771036030</meta:creation-date>
    <meta:generator>LibreOffice/24.2.1.2$Windows_X86_64 LibreOffice_project/db4def46b0453cc22e2d0305797cf981b68ef5ac</meta:generator>
    <dc:date>2024-03-20T06:04:47.232000000</dc:date>
    <meta:editing-duration>PT1H9M9S</meta:editing-duration>
    <meta:editing-cycles>15</meta:editing-cycles>
    <meta:document-statistic meta:table-count="1" meta:image-count="0" meta:object-count="0" meta:page-count="7" meta:paragraph-count="222" meta:word-count="1555" meta:character-count="10236" meta:non-whitespace-character-count="7078"/>
  </office:meta>
</office:document-meta>
</file>